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ext_20_body">
      <style:text-properties officeooo:rsid="0003e205" officeooo:paragraph-rsid="000c4002"/>
    </style:style>
    <style:style style:name="P4" style:family="paragraph" style:parent-style-name="Text_20_body">
      <style:text-properties officeooo:rsid="0003e205" officeooo:paragraph-rsid="000e092a"/>
    </style:style>
    <style:style style:name="P5" style:family="paragraph" style:parent-style-name="Text_20_body">
      <style:text-properties officeooo:rsid="0003e205" officeooo:paragraph-rsid="0014204f"/>
    </style:style>
    <style:style style:name="P6" style:family="paragraph" style:parent-style-name="Text_20_body">
      <style:text-properties officeooo:rsid="0003e205" officeooo:paragraph-rsid="001496fb"/>
    </style:style>
    <style:style style:name="P7" style:family="paragraph" style:parent-style-name="Text_20_body">
      <style:text-properties officeooo:rsid="0003e205" officeooo:paragraph-rsid="0015b1ad"/>
    </style:style>
    <style:style style:name="P8" style:family="paragraph" style:parent-style-name="Text_20_body">
      <style:text-properties officeooo:rsid="0003e205" officeooo:paragraph-rsid="00216b59"/>
    </style:style>
    <style:style style:name="P9" style:family="paragraph" style:parent-style-name="Text_20_body">
      <style:paragraph-properties fo:text-align="center" style:justify-single-word="false"/>
      <style:text-properties officeooo:paragraph-rsid="0003e205"/>
    </style:style>
    <style:style style:name="P10" style:family="paragraph" style:parent-style-name="Text_20_body">
      <style:text-properties fo:font-weight="bold" officeooo:paragraph-rsid="0013206f" style:font-weight-asian="bold" style:font-weight-complex="bold"/>
    </style:style>
    <style:style style:name="P11" style:family="paragraph" style:parent-style-name="Text_20_body">
      <style:text-properties officeooo:rsid="000b8f15" officeooo:paragraph-rsid="000c4002"/>
    </style:style>
    <style:style style:name="P12" style:family="paragraph" style:parent-style-name="Text_20_body">
      <style:text-properties officeooo:rsid="000b8f15" officeooo:paragraph-rsid="0015b1ad"/>
    </style:style>
    <style:style style:name="P13" style:family="paragraph" style:parent-style-name="Text_20_body">
      <style:text-properties officeooo:paragraph-rsid="000c4002"/>
    </style:style>
    <style:style style:name="P14" style:family="paragraph" style:parent-style-name="Text_20_body">
      <style:text-properties officeooo:rsid="000f677d" officeooo:paragraph-rsid="001496fb"/>
    </style:style>
    <style:style style:name="P15" style:family="paragraph" style:parent-style-name="Text_20_body">
      <style:text-properties officeooo:paragraph-rsid="0013206f"/>
    </style:style>
    <style:style style:name="P16" style:family="paragraph" style:parent-style-name="Text_20_body">
      <style:text-properties officeooo:rsid="001496fb" officeooo:paragraph-rsid="0015b1ad"/>
    </style:style>
    <style:style style:name="P17" style:family="paragraph" style:parent-style-name="Text_20_body">
      <style:text-properties officeooo:paragraph-rsid="0021241b"/>
    </style:style>
    <style:style style:name="P18" style:family="paragraph" style:parent-style-name="Heading_20_1">
      <style:text-properties officeooo:rsid="0024d727" officeooo:paragraph-rsid="0024d727"/>
    </style:style>
    <style:style style:name="P19" style:family="paragraph" style:parent-style-name="Heading_20_1">
      <style:text-properties officeooo:rsid="00288767" officeooo:paragraph-rsid="00288767"/>
    </style:style>
    <style:style style:name="P20" style:family="paragraph" style:parent-style-name="Heading_20_2">
      <style:text-properties officeooo:paragraph-rsid="0013206f"/>
    </style:style>
    <style:style style:name="P21" style:family="paragraph" style:parent-style-name="Heading_20_2">
      <style:text-properties fo:font-weight="normal" style:font-weight-asian="normal" style:font-weight-complex="normal"/>
    </style:style>
    <style:style style:name="P22" style:family="paragraph" style:parent-style-name="Heading_20_2">
      <style:text-properties officeooo:paragraph-rsid="0011652b"/>
    </style:style>
    <style:style style:name="P23" style:family="paragraph" style:parent-style-name="Heading_20_2">
      <style:text-properties officeooo:rsid="0031e2cb" officeooo:paragraph-rsid="0031e2cb"/>
    </style:style>
    <style:style style:name="P24" style:family="paragraph" style:parent-style-name="Heading_20_3">
      <style:text-properties fo:font-weight="normal" style:font-weight-asian="normal" style:font-weight-complex="normal"/>
    </style:style>
    <style:style style:name="P25" style:family="paragraph" style:parent-style-name="Text_20_body">
      <style:text-properties officeooo:paragraph-rsid="0007fba8"/>
    </style:style>
    <style:style style:name="P26" style:family="paragraph" style:parent-style-name="Text_20_body">
      <style:text-properties style:font-name="Liberation Sans" fo:font-size="14.1000003814697pt" fo:font-weight="bold" officeooo:rsid="0003e205" officeooo:paragraph-rsid="0003e205" style:font-name-asian="Microsoft YaHei" style:font-size-asian="14.1000003814697pt" style:font-weight-asian="bold" style:font-name-complex="Mangal" style:font-size-complex="14.1000003814697pt" style:font-weight-complex="bold"/>
    </style:style>
    <style:style style:name="P27" style:family="paragraph" style:parent-style-name="Text_20_body">
      <style:text-properties style:font-name="Liberation Sans" fo:font-size="14.1000003814697pt" fo:font-weight="normal" officeooo:rsid="0026a91d" officeooo:paragraph-rsid="0026a91d" style:font-name-asian="Microsoft YaHei" style:font-size-asian="14.1000003814697pt" style:font-weight-asian="normal" style:font-name-complex="Mangal" style:font-size-complex="14.1000003814697pt" style:font-weight-complex="normal"/>
    </style:style>
    <style:style style:name="P28" style:family="paragraph" style:parent-style-name="Text_20_body">
      <style:text-properties officeooo:rsid="0003e205" officeooo:paragraph-rsid="00288767"/>
    </style:style>
    <style:style style:name="P29" style:family="paragraph" style:parent-style-name="Text_20_body">
      <style:text-properties officeooo:rsid="0003e205" officeooo:paragraph-rsid="002a1af2"/>
    </style:style>
    <style:style style:name="P30" style:family="paragraph" style:parent-style-name="Text_20_body">
      <style:text-properties officeooo:rsid="0003e205" officeooo:paragraph-rsid="002c4492"/>
    </style:style>
    <style:style style:name="P31" style:family="paragraph" style:parent-style-name="Text_20_body">
      <style:text-properties officeooo:rsid="0003e205" officeooo:paragraph-rsid="002f5d85"/>
    </style:style>
    <style:style style:name="P32" style:family="paragraph" style:parent-style-name="Text_20_body">
      <style:text-properties officeooo:rsid="0003e205" officeooo:paragraph-rsid="00216b59"/>
    </style:style>
    <style:style style:name="P33" style:family="paragraph" style:parent-style-name="Text_20_body">
      <style:text-properties officeooo:rsid="0003e205" officeooo:paragraph-rsid="00315512"/>
    </style:style>
    <style:style style:name="P34" style:family="paragraph" style:parent-style-name="Text_20_body">
      <style:text-properties officeooo:rsid="0003e205" officeooo:paragraph-rsid="0031e2cb"/>
    </style:style>
    <style:style style:name="P35" style:family="paragraph" style:parent-style-name="Text_20_body">
      <style:text-properties officeooo:rsid="0003e205" officeooo:paragraph-rsid="0034c2f4"/>
    </style:style>
    <style:style style:name="P36" style:family="paragraph" style:parent-style-name="Text_20_body">
      <style:text-properties officeooo:paragraph-rsid="00288767"/>
    </style:style>
    <style:style style:name="P37" style:family="paragraph" style:parent-style-name="Text_20_body">
      <style:text-properties fo:font-weight="bold" officeooo:rsid="0007fba8" style:font-weight-asian="bold" style:font-weight-complex="bold"/>
    </style:style>
    <style:style style:name="P38" style:family="paragraph" style:parent-style-name="Text_20_body" style:list-style-name="L1">
      <style:text-properties fo:font-size="14pt" officeooo:rsid="00288767" officeooo:paragraph-rsid="00288767" style:font-size-asian="14pt" style:font-size-complex="14pt"/>
    </style:style>
    <style:style style:name="P39" style:family="paragraph" style:parent-style-name="Text_20_body" style:list-style-name="L1">
      <style:text-properties fo:font-size="14pt" officeooo:rsid="00288767" officeooo:paragraph-rsid="002b37c4" style:font-size-asian="14pt" style:font-size-complex="14pt"/>
    </style:style>
    <style:style style:name="P40" style:family="paragraph" style:parent-style-name="Text_20_body" style:list-style-name="L1">
      <style:text-properties fo:font-size="14pt" fo:font-style="normal" officeooo:rsid="00288767" officeooo:paragraph-rsid="002b37c4" style:font-size-asian="14pt" style:font-style-asian="normal" style:font-size-complex="14pt" style:font-style-complex="normal"/>
    </style:style>
    <style:style style:name="P41" style:family="paragraph" style:parent-style-name="Text_20_body">
      <style:text-properties officeooo:rsid="000b8f15" officeooo:paragraph-rsid="002a1af2"/>
    </style:style>
    <style:style style:name="P42" style:family="paragraph" style:parent-style-name="Text_20_body">
      <style:text-properties officeooo:rsid="000f677d" officeooo:paragraph-rsid="000f677d"/>
    </style:style>
    <style:style style:name="P43" style:family="paragraph" style:parent-style-name="Text_20_body">
      <style:text-properties officeooo:rsid="000f677d" officeooo:paragraph-rsid="0031e2cb"/>
    </style:style>
    <style:style style:name="P44" style:family="paragraph" style:parent-style-name="Text_20_body">
      <style:text-properties officeooo:paragraph-rsid="0031e2cb"/>
    </style:style>
    <style:style style:name="T1" style:family="text">
      <style:text-properties style:font-name="Liberation Sans" fo:font-size="16.1000003814697pt" fo:font-weight="normal" officeooo:rsid="001496fb" style:font-name-asian="Microsoft YaHei" style:font-size-asian="16.1000003814697pt" style:font-weight-asian="normal" style:font-name-complex="Mangal" style:font-size-complex="16.1000003814697pt" style:font-weight-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07fba8" style:font-weight-asian="normal" style:font-weight-complex="normal"/>
    </style:style>
    <style:style style:name="T5" style:family="text">
      <style:text-properties fo:font-weight="normal" officeooo:rsid="000f677d" style:font-weight-asian="normal" style:font-weight-complex="normal"/>
    </style:style>
    <style:style style:name="T6" style:family="text">
      <style:text-properties fo:font-weight="normal" officeooo:rsid="0003e205" style:font-weight-asian="normal" style:font-weight-complex="normal"/>
    </style:style>
    <style:style style:name="T7" style:family="text">
      <style:text-properties fo:font-weight="normal" officeooo:rsid="00288767" style:font-weight-asian="normal" style:font-weight-complex="normal"/>
    </style:style>
    <style:style style:name="T8" style:family="text">
      <style:text-properties fo:font-weight="normal" officeooo:rsid="002f5d85" style:font-weight-asian="normal" style:font-weight-complex="normal"/>
    </style:style>
    <style:style style:name="T9" style:family="text">
      <style:text-properties fo:font-weight="normal" officeooo:rsid="0031e2cb" style:font-weight-asian="normal" style:font-weight-complex="normal"/>
    </style:style>
    <style:style style:name="T10" style:family="text">
      <style:text-properties fo:font-weight="normal" officeooo:rsid="0034c2f4" style:font-weight-asian="normal" style:font-weight-complex="normal"/>
    </style:style>
    <style:style style:name="T11" style:family="text">
      <style:text-properties fo:font-weight="normal" officeooo:rsid="00047e11" style:font-weight-asian="normal" style:font-weight-complex="normal"/>
    </style:style>
    <style:style style:name="T12" style:family="text">
      <style:text-properties fo:font-weight="normal" officeooo:rsid="000c4002" style:font-weight-asian="normal" style:font-weight-complex="normal"/>
    </style:style>
    <style:style style:name="T13" style:family="text">
      <style:text-properties officeooo:rsid="00058a59"/>
    </style:style>
    <style:style style:name="T14" style:family="text">
      <style:text-properties officeooo:rsid="00073121"/>
    </style:style>
    <style:style style:name="T15" style:family="text">
      <style:text-properties officeooo:rsid="0007fba8"/>
    </style:style>
    <style:style style:name="T16" style:family="text">
      <style:text-properties fo:font-weight="bold" style:font-weight-asian="bold" style:font-weight-complex="bold"/>
    </style:style>
    <style:style style:name="T17" style:family="text">
      <style:text-properties fo:font-weight="bold" officeooo:rsid="00073121" style:font-weight-asian="bold" style:font-weight-complex="bold"/>
    </style:style>
    <style:style style:name="T18" style:family="text">
      <style:text-properties fo:font-weight="bold" officeooo:rsid="0007fba8" style:font-weight-asian="bold" style:font-weight-complex="bold"/>
    </style:style>
    <style:style style:name="T19" style:family="text">
      <style:text-properties fo:font-weight="bold" officeooo:rsid="00047e11" style:font-weight-asian="bold" style:font-weight-complex="bold"/>
    </style:style>
    <style:style style:name="T20" style:family="text">
      <style:text-properties fo:font-weight="bold" officeooo:rsid="0005e46b" style:font-weight-asian="bold" style:font-weight-complex="bold"/>
    </style:style>
    <style:style style:name="T21" style:family="text">
      <style:text-properties fo:font-weight="bold" officeooo:rsid="0008d8bf" style:font-weight-asian="bold" style:font-weight-complex="bold"/>
    </style:style>
    <style:style style:name="T22" style:family="text">
      <style:text-properties fo:font-weight="bold" officeooo:rsid="0003e205" style:font-weight-asian="bold" style:font-weight-complex="bold"/>
    </style:style>
    <style:style style:name="T23" style:family="text">
      <style:text-properties fo:font-weight="bold" officeooo:rsid="000c4002" style:font-weight-asian="bold" style:font-weight-complex="bold"/>
    </style:style>
    <style:style style:name="T24" style:family="text">
      <style:text-properties fo:font-weight="bold" officeooo:rsid="0015b1ad" style:font-weight-asian="bold" style:font-weight-complex="bold"/>
    </style:style>
    <style:style style:name="T25" style:family="text">
      <style:text-properties fo:font-weight="bold" officeooo:rsid="00216b59" style:font-weight-asian="bold" style:font-weight-complex="bold"/>
    </style:style>
    <style:style style:name="T26" style:family="text">
      <style:text-properties fo:font-weight="bold" officeooo:rsid="00288767" style:font-weight-asian="bold" style:font-weight-complex="bold"/>
    </style:style>
    <style:style style:name="T27" style:family="text">
      <style:text-properties fo:font-weight="bold" officeooo:rsid="002a1af2" style:font-weight-asian="bold" style:font-weight-complex="bold"/>
    </style:style>
    <style:style style:name="T28" style:family="text">
      <style:text-properties fo:font-weight="bold" officeooo:rsid="002f5d85" style:font-weight-asian="bold" style:font-weight-complex="bold"/>
    </style:style>
    <style:style style:name="T29" style:family="text">
      <style:text-properties fo:font-weight="bold" officeooo:rsid="00315512" style:font-weight-asian="bold" style:font-weight-complex="bold"/>
    </style:style>
    <style:style style:name="T30" style:family="text">
      <style:text-properties fo:font-weight="bold" officeooo:rsid="0031e2cb" style:font-weight-asian="bold" style:font-weight-complex="bold"/>
    </style:style>
    <style:style style:name="T31" style:family="text">
      <style:text-properties fo:font-weight="bold" officeooo:rsid="0034c2f4" style:font-weight-asian="bold" style:font-weight-complex="bold"/>
    </style:style>
    <style:style style:name="T32" style:family="text">
      <style:text-properties officeooo:rsid="000e092a"/>
    </style:style>
    <style:style style:name="T33" style:family="text">
      <style:text-properties officeooo:rsid="0014204f"/>
    </style:style>
    <style:style style:name="T34" style:family="text">
      <style:text-properties officeooo:rsid="001496fb"/>
    </style:style>
    <style:style style:name="T35" style:family="text">
      <style:text-properties officeooo:rsid="0014a591"/>
    </style:style>
    <style:style style:name="T36" style:family="text">
      <style:text-properties officeooo:rsid="001765b9"/>
    </style:style>
    <style:style style:name="T37" style:family="text">
      <style:text-properties officeooo:rsid="0019b342"/>
    </style:style>
    <style:style style:name="T38" style:family="text">
      <style:text-properties officeooo:rsid="001e9c5b"/>
    </style:style>
    <style:style style:name="T39" style:family="text">
      <style:text-properties officeooo:rsid="0003e205"/>
    </style:style>
    <style:style style:name="T40" style:family="text">
      <style:text-properties officeooo:rsid="0021241b"/>
    </style:style>
    <style:style style:name="T41" style:family="text">
      <style:text-properties officeooo:rsid="0026bf3a"/>
    </style:style>
    <style:style style:name="T42" style:family="text">
      <style:text-properties officeooo:rsid="00288767"/>
    </style:style>
    <style:style style:name="T43" style:family="text">
      <style:text-properties fo:font-style="italic"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2a1af2" style:font-style-asian="normal" style:font-style-complex="normal"/>
    </style:style>
    <style:style style:name="T46" style:family="text">
      <style:text-properties officeooo:rsid="0031e2cb"/>
    </style:style>
    <style:style style:name="T47" style:family="text">
      <style:text-properties officeooo:rsid="00333eb4"/>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Musimilar</text:p>
      <text:p text:style-name="P9"/>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text:a xlink:type="simple" xlink:href="#__RefHeading___Toc1496_2928713821" text:style-name="Index_20_Link" text:visited-style-name="Index_20_Link">MongoDb<text:tab/>3</text:a></text:p>
          <text:p text:style-name="P2"><text:a xlink:type="simple" xlink:href="#__RefHeading___Toc1498_2928713821" text:style-name="Index_20_Link" text:visited-style-name="Index_20_Link">Request/Response: Artist<text:tab/>3</text:a></text:p>
          <text:p text:style-name="P2"><text:a xlink:type="simple" xlink:href="#__RefHeading___Toc1500_2928713821" text:style-name="Index_20_Link" text:visited-style-name="Index_20_Link">Request/Response: User<text:tab/>4</text:a></text:p>
          <text:p text:style-name="P2"><text:a xlink:type="simple" xlink:href="#__RefHeading___Toc1502_2928713821" text:style-name="Index_20_Link" text:visited-style-name="Index_20_Link">Request/Response: Song<text:tab/>4</text:a></text:p>
        </text:index-body>
      </text:table-of-content>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text:soft-page-break/>Funkcionalnosti:</text:h>
      <text:p text:style-name="P36"/>
      <text:list xml:id="list937587802" text:style-name="L1">
        <text:list-item>
          <text:p text:style-name="P39"><text:span text:style-name="T44">CRUD za </text:span><text:span text:style-name="T43">Song </text:span><text:span text:style-name="T44">– MongoDB</text:span></text:p>
        </text:list-item>
        <text:list-item>
          <text:p text:style-name="P40">CRUD za <text:span text:style-name="T43">Artist </text:span>– Neo4j</text:p>
        </text:list-item>
        <text:list-item>
          <text:p text:style-name="P39">LogIn I Registracija <text:span text:style-name="T44">–</text:span> MongoDB</text:p>
        </text:list-item>
        <text:list-item>
          <text:p text:style-name="P39">Pretrazivanje slicnih muzicara na osnovu zanrova koji ih povezuju <text:span text:style-name="T44">–</text:span> Neo4j</text:p>
        </text:list-item>
        <text:list-item>
          <text:p text:style-name="P38">Pravljenje Playlist-i na osnovu <text:span text:style-name="T43">Features </text:span><text:span text:style-name="T44">unetih pesama od strane korisnika – </text:span><text:span text:style-name="T45">MongoDB</text:span></text:p>
        </text:list-item>
      </text:lis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96_2928713821"/><text:soft-page-break/>MongoDb<text:bookmark-end text:name="__RefHeading___Toc1496_2928713821"/></text:h>
      <text:h text:style-name="P22" text:outline-level="2" text:is-list-header="true"><text:bookmark-start text:name="__RefHeading___Toc1500_2928713821"/><text:span text:style-name="T6">Request/</text:span><text:span text:style-name="T4">Response</text:span><text:span text:style-name="T6">: </text:span><text:span text:style-name="T5">User</text:span><text:bookmark-end text:name="__RefHeading___Toc1500_2928713821"/></text:h>
      <text:p text:style-name="P13"/>
      <text:p text:style-name="P3"><text:span text:style-name="T16">GET <text:s text:c="4"/><text:tab/></text:span><text:span text:style-name="T19">api</text:span><text:span text:style-name="T16">/</text:span><text:span text:style-name="T23">user</text:span><text:span text:style-name="T16">/</text:span><text:span text:style-name="T20">{</text:span><text:span text:style-name="T23">i</text:span><text:span text:style-name="T20">d} <text:s text:c="2"/></text:span></text:p>
      <text:p text:style-name="P3"><text:span text:style-name="T18">POST</text:span><text:span text:style-name="T16"> <text:s/><text:tab/></text:span><text:span text:style-name="T19">api</text:span><text:span text:style-name="T16">/</text:span><text:span text:style-name="T23">user</text:span></text:p>
      <text:p text:style-name="P3"><text:span text:style-name="T21">PUT <text:s text:c="4"/><text:tab/>api/</text:span><text:span text:style-name="T23">user</text:span><text:span text:style-name="T21">/{</text:span><text:span text:style-name="T23">i</text:span><text:span text:style-name="T21">d}</text:span></text:p>
      <text:p text:style-name="P11"><text:span text:style-name="T21">D</text:span><text:span text:style-name="T16">ELETE <text:tab/>api/</text:span><text:span text:style-name="T23">user</text:span><text:span text:style-name="T16">/</text:span><text:span text:style-name="T21">{</text:span><text:span text:style-name="T23">i</text:span><text:span text:style-name="T21">d}</text:span></text:p>
      <text:p text:style-name="P3">{</text:p>
      <text:p text:style-name="P3"><text:tab/>"<text:span text:style-name="T15">o</text:span><text:span text:style-name="T13">bjectI</text:span>d": "asad",</text:p>
      <text:p text:style-name="P3"><text:tab/>"<text:span text:style-name="T15">n</text:span>ame": "<text:span text:style-name="T46">Smara</text:span>",</text:p>
      <text:p text:style-name="P4"><text:tab/>"<text:span text:style-name="T32">username</text:span>": "<text:span text:style-name="T46">marastankovic</text:span>",</text:p>
      <text:p text:style-name="P30"><text:tab/>"<text:span text:style-name="T32">password</text:span>": "61b3580fd95216debb851df3",</text:p>
      <text:p text:style-name="P5"><text:tab/>"<text:span text:style-name="T33">playlists</text:span>": { </text:p>
      <text:p text:style-name="P5"><text:tab/><text:tab/><text:tab/>"<text:span text:style-name="T15">n</text:span>ame": "<text:span text:style-name="T32">Happy</text:span>",</text:p>
      <text:p text:style-name="P5"><text:tab/><text:tab/><text:tab/>"<text:span text:style-name="T32">songs</text:span>": <text:span text:style-name="T32">[</text:span></text:p>
      <text:p text:style-name="P5"><text:span text:style-name="T32"><text:tab/><text:tab/><text:tab/><text:tab/><text:tab/>{ </text:span>"<text:span text:style-name="T15">n</text:span>ame": "<text:span text:style-name="T32">MANGO</text:span>", "<text:span text:style-name="T32">artist</text:span>": "<text:span text:style-name="T32">KAMAUU</text:span>" <text:span text:style-name="T32">},</text:span></text:p>
      <text:p text:style-name="P5"><text:tab/><text:tab/><text:tab/><text:tab/><text:tab/><text:span text:style-name="T32">{ </text:span>"<text:span text:style-name="T15">n</text:span>ame": "<text:span text:style-name="T32">The Brand New Heavies</text:span>", </text:p>
      <text:p text:style-name="P5"><text:tab/><text:tab/><text:tab/><text:tab/><text:tab/> <text:s text:c="2"/>"<text:span text:style-name="T32">artist</text:span>": "<text:span text:style-name="T32">Dream On Dreamer</text:span>" <text:span text:style-name="T32">}, {…}]</text:span></text:p>
      <text:p text:style-name="P5"><text:tab/><text:tab/> <text:s text:c="6"/><text:span text:style-name="T36">}</text:span></text:p>
      <text:p text:style-name="P42">}</text:p>
      <text:p text:style-name="P42"><text:span text:style-name="T3"/></text:p>
      <text:h text:style-name="P23" text:outline-level="2" text:is-list-header="true"><text:span text:style-name="T3">RegistrationRequest</text:span></text:h>
      <text:p text:style-name="P34">{</text:p>
      <text:p text:style-name="P34"><text:tab/>"<text:span text:style-name="T32">username</text:span>": "<text:span text:style-name="T47">Smara</text:span>",</text:p>
      <text:p text:style-name="P34"><text:tab/>"<text:span text:style-name="T32">password</text:span>": "61b3580fd95216debb851df3"</text:p>
      <text:p text:style-name="P43"><text:span text:style-name="T9">}</text:span></text:p>
      <text:p text:style-name="P43"><text:span text:style-name="T9"/></text:p>
      <text:p text:style-name="P43"><text:span text:style-name="T9"/></text:p>
      <text:p text:style-name="P43"><text:span text:style-name="T9"/></text:p>
      <text:p text:style-name="P43"><text:span text:style-name="T9"/></text:p>
      <text:p text:style-name="P35"><text:soft-page-break/><text:span text:style-name="T18">POST</text:span><text:span text:style-name="T30"> <text:s/><text:tab/></text:span><text:span text:style-name="T19">api</text:span><text:span text:style-name="T30">/</text:span><text:span text:style-name="T31">U</text:span><text:span text:style-name="T23">ser</text:span><text:span text:style-name="T30">/</text:span><text:span text:style-name="T31">login</text:span></text:p>
      <text:h text:style-name="P23" text:outline-level="2" text:is-list-header="true"><text:span text:style-name="T6">L</text:span><text:span text:style-name="T3">oginRequest</text:span></text:h>
      <text:p text:style-name="P44"><text:span text:style-name="T9"/></text:p>
      <text:p text:style-name="P34">{</text:p>
      <text:p text:style-name="P34"><text:tab/>"<text:span text:style-name="T32">username</text:span>": "<text:span text:style-name="T47">Smara</text:span>",</text:p>
      <text:p text:style-name="P34"><text:tab/>"<text:span text:style-name="T32">password</text:span>": "61b3580fd95216debb851df3"</text:p>
      <text:p text:style-name="P43"><text:span text:style-name="T9">}</text:span></text:p>
      <text:h text:style-name="P20" text:outline-level="2" text:is-list-header="true"><text:bookmark-start text:name="__RefHeading___Toc1502_2928713821"/><text:span text:style-name="T6">Request/</text:span><text:span text:style-name="T4">Response</text:span><text:span text:style-name="T6">: </text:span><text:span text:style-name="T1">Song<text:line-break/></text:span><text:bookmark-end text:name="__RefHeading___Toc1502_2928713821"/></text:h>
      <text:p text:style-name="P10">acousticness</text:p>
      <text:p text:style-name="P15">A confidence measure from 0.0 to 1.0 of whether the track is acoustic. 1.0 represents high confidence the track is acoustic.</text:p>
      <text:p text:style-name="P10">energy</text:p>
      <text:p text:style-name="P15">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ext:p text:style-name="P10">instrumentalness</text:p>
      <text:p text:style-name="P15">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ext:p text:style-name="P10">time<text:span text:style-name="T38">S</text:span>ignature</text:p>
      <text:p text:style-name="P15">An estimated time signature. The time signature (meter) is a notational convention to specify how many beats are in each bar (or measure). The time signature ranges from 3 to 7 indicating time signatures of "3/4", to "7/4". </text:p>
      <text:p text:style-name="P10">valence</text:p>
      <text:p text:style-name="P15">A measure from 0.0 to 1.0 describing the musical positiveness conveyed by a track. Tracks with high valence sound more positive (e.g. happy, cheerful, euphoric), while tracks with low valence sound more negative (e.g. sad, depressed, angry).</text:p>
      <text:p text:style-name="P15"/>
      <text:p text:style-name="P8"><text:span text:style-name="T16">GET <text:s text:c="4"/><text:tab/></text:span><text:span text:style-name="T19">api</text:span><text:span text:style-name="T16">/</text:span><text:span text:style-name="T25">Song</text:span><text:span text:style-name="T16">/</text:span><text:span text:style-name="T20">{</text:span><text:span text:style-name="T23">i</text:span><text:span text:style-name="T20">d}</text:span></text:p>
      <text:p text:style-name="P33"><text:span text:style-name="T20">GET <text:s text:c="4"/><text:tab/></text:span><text:span text:style-name="T19">api</text:span><text:span text:style-name="T20">/</text:span><text:span text:style-name="T25">Song</text:span><text:span text:style-name="T20">/{</text:span><text:span text:style-name="T29">name</text:span><text:span text:style-name="T20">}</text:span></text:p>
      <text:p text:style-name="P8"><text:soft-page-break/><text:span text:style-name="T18">POST</text:span><text:span text:style-name="T16"> <text:s/><text:tab/></text:span><text:span text:style-name="T19">api</text:span><text:span text:style-name="T16">/</text:span><text:span text:style-name="T25">Song</text:span></text:p>
      <text:p text:style-name="P8"><text:span text:style-name="T21">PUT <text:s text:c="4"/><text:tab/>api/</text:span><text:span text:style-name="T25">Song</text:span><text:span text:style-name="T21">/{</text:span><text:span text:style-name="T23">i</text:span><text:span text:style-name="T21">d}</text:span></text:p>
      <text:p text:style-name="P12"><text:span text:style-name="T21">D</text:span><text:span text:style-name="T16">ELETE <text:tab/>api/</text:span><text:span text:style-name="T25">Song/61b3580fd95216debb851df3</text:span></text:p>
      <text:p text:style-name="P6">{</text:p>
      <text:p text:style-name="P6"><text:tab/>"<text:span text:style-name="T15">o</text:span><text:span text:style-name="T13">bjectI</text:span>d": "61b3580fd95216debb851df3",</text:p>
      <text:p text:style-name="P6"><text:tab/>"<text:span text:style-name="T15">n</text:span>ame": "<text:span text:style-name="T40">LA</text:span>",</text:p>
      <text:p text:style-name="P17"><text:span text:style-name="T39"><text:tab/>"</text:span><text:span text:style-name="T34">artist</text:span><text:span text:style-name="T39">": "</text:span><text:span text:style-name="T2">Boy Harsher</text:span><text:span text:style-name="T39">",</text:span></text:p>
      <text:p text:style-name="P6"><text:tab/>"<text:span text:style-name="T34">audioFeatures</text:span>": <text:span text:style-name="T34">{ </text:span></text:p>
      <text:p text:style-name="P6"><text:tab/><text:tab/><text:tab/><text:tab/>"<text:span text:style-name="T34">acousticness</text:span>" : <text:span text:style-name="T34">0.5,</text:span></text:p>
      <text:p text:style-name="P6"><text:tab/><text:tab/><text:tab/><text:tab/>"energy" : <text:span text:style-name="T35">1</text:span><text:span text:style-name="T34">,</text:span></text:p>
      <text:p text:style-name="P6"><text:tab/><text:tab/><text:tab/><text:tab/>"instrumentalness" : <text:span text:style-name="T34">0.5,</text:span></text:p>
      <text:p text:style-name="P6"><text:tab/><text:tab/><text:tab/><text:tab/>"time<text:span text:style-name="T37">S</text:span>ignature" : <text:span text:style-name="T34">0.5,</text:span></text:p>
      <text:p text:style-name="P7"><text:tab/><text:tab/><text:tab/><text:tab/>"valence" : <text:span text:style-name="T35">1 </text:span></text:p>
      <text:p text:style-name="P16"><text:tab/><text:tab/><text:tab/> <text:s text:c="5"/>}</text:p>
      <text:p text:style-name="P14">}</text:p>
      <text:p text:style-name="P37"/>
      <text:h text:style-name="P18" text:outline-level="1">Neo4j</text:h>
      <text:h text:style-name="P21" text:outline-level="2" text:is-list-header="true">Nodes: Artist<text:span text:style-name="T41">Node</text:span>, Genre<text:span text:style-name="T41">Node</text:span></text:h>
      <text:h text:style-name="P21" text:outline-level="2" text:is-list-header="true">Relationships: plays</text:h>
      <text:h text:style-name="P24" text:outline-level="3">Artist<text:span text:style-name="T42">Node</text:span></text:h>
      <text:p text:style-name="Text_20_body"><text:span text:style-name="T7"/></text:p>
      <text:p text:style-name="P31"><text:span text:style-name="T16">GET <text:s text:c="4"/><text:tab/></text:span><text:span text:style-name="T19">api</text:span><text:span text:style-name="T16">/artist/</text:span><text:span text:style-name="T20">{</text:span><text:span text:style-name="T27">name</text:span><text:span text:style-name="T20">} </text:span></text:p>
      <text:p text:style-name="P31"><text:span text:style-name="T20">GET <text:s text:c="4"/><text:tab/></text:span><text:span text:style-name="T19">api</text:span><text:span text:style-name="T20">/artist/</text:span><text:span text:style-name="T28">genre/</text:span><text:span text:style-name="T20">{</text:span><text:span text:style-name="T27">name</text:span><text:span text:style-name="T20">}</text:span></text:p>
      <text:p text:style-name="P31"><text:span text:style-name="T20">GET <text:s text:c="4"/><text:tab/></text:span><text:span text:style-name="T19">api</text:span><text:span text:style-name="T20">/artist/</text:span><text:span text:style-name="T28">similar/</text:span><text:span text:style-name="T20">{</text:span><text:span text:style-name="T27">name</text:span><text:span text:style-name="T20">}</text:span></text:p>
      <text:p text:style-name="P29"><text:span text:style-name="T18">POST</text:span><text:span text:style-name="T16"> <text:s/><text:tab/></text:span><text:span text:style-name="T19">api</text:span><text:span text:style-name="T16">/artist</text:span></text:p>
      <text:p text:style-name="P41"><text:span text:style-name="T21">D</text:span><text:span text:style-name="T26">ELETE <text:tab/>api/artist</text:span><text:span text:style-name="T22">/</text:span><text:span text:style-name="T20">{</text:span><text:span text:style-name="T27">name</text:span><text:span text:style-name="T20">}</text:span></text:p>
      <text:p text:style-name="P25">{</text:p>
      <text:p text:style-name="P36"><text:tab/><text:span text:style-name="T39">"</text:span><text:span text:style-name="T15">n</text:span><text:span text:style-name="T39">ame": "Fleetwood Mac",</text:span></text:p>
      <text:p text:style-name="P28"><text:tab/>"genres": ["chillsynth", "spacewave"],</text:p>
      <text:p text:style-name="P28"><text:soft-page-break/><text:tab/>"image": "https://i.scdn.co/image/ab67616d00001e020b0bd8a215dec9f663439ac7",</text:p>
      <text:p text:style-name="P25">}</text:p>
      <text:h text:style-name="P24" text:outline-level="3">Genre<text:span text:style-name="T42">Node</text:span></text:h>
      <text:p text:style-name="P25">{</text:p>
      <text:p text:style-name="P25"><text:tab/>"name": "chillsynth"</text:p>
      <text:p text:style-name="P25">}</text:p>
      <text:p text:style-name="P27"/>
      <text:p text:style-name="P27"/>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Bullet_20_Symbols"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2-13T16:18:14.636000000</dc:date>
    <meta:editing-duration>P1DT21H11M4S</meta:editing-duration>
    <meta:editing-cycles>42</meta:editing-cycles>
    <meta:document-statistic meta:table-count="0" meta:image-count="0" meta:object-count="0" meta:page-count="7" meta:paragraph-count="88" meta:word-count="407" meta:character-count="3101" meta:non-whitespace-character-count="2642"/>
  </office:meta>
</office:document-meta>
</file>